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2924548311036548069"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4884570220010949975"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1937832539140947122"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624885796017004584"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4851812090678130576"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3867380914252628030"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10"><text:soft-page-break/><text:span text:style-name="T2">Sat June 27, 2020</text:span> 5.3 miles </text:p>
      <text:p text:style-name="P10"><text:span text:style-name="T2">I ran roads in Ortley Beach NJ with very little elevation changes.</text:span> <text:s/></text:p>
      <text:p text:style-name="P15"><text:span text:style-name="T1">Warm up:</text:span> 1 mile in 10:55 </text:p>
      <text:p text:style-name="P15"><text:span text:style-name="T1">Run:</text:span> 4.3 miles in 37:29 or 9:22/mile</text:p>
      <text:p text:style-name="P15">Splits: 9:46, 9:34, 9:26, 8:43, and the last 0.3 miles at 8:29/mile</text:p>
      <text:p text:style-name="P15"/>
      <text:p text:style-name="P10"><text:span text:style-name="T2">Sun June 28, 2020</text:span> 4.5 miles </text:p>
      <text:p text:style-name="P10"><text:span text:style-name="T2">On a hot day I ran on roads in Fairfield NJ with very little elevation changes.</text:span> <text:s/></text:p>
      <text:p text:style-name="P15"><text:span text:style-name="T1">Run:</text:span> 4 miles averaging 10:00/mile</text:p>
      <text:p text:style-name="P15">Splits: 10:50, 10:06, 9:54, 9:00 <text:s/>The last ¼ mile at 8:00/mile</text:p>
      <text:p text:style-name="P10">Warm down: <text:span text:style-name="T2">½ mile jog</text:span></text:p>
      <text:p text:style-name="P15"/>
      <text:p text:style-name="P10"><text:span text:style-name="T2">Mon June 29, 2020</text:span> 5 miles </text:p>
      <text:p text:style-name="P10"><text:span text:style-name="T2">I ran on roads in Fairfield NJ with very little elevation changes.</text:span> </text:p>
      <text:p text:style-name="P10">Warm up:<text:span text:style-name="T2"> ¼ mile walk, 1 mile in 9:31 and rest 3 minutes</text:span> </text:p>
      <text:p text:style-name="P15"><text:span text:style-name="T1">Run:</text:span> 8 x 0.2 miles with a 0.2 mile jog between these runs</text:p>
      <text:p text:style-name="P15">Times for the 0.2 mile runs: </text:p>
      <text:p text:style-name="P15">1:28(7:17/mile), 1:28, 1:30, 1:31, 1:28, 1:28,1:23.9(6:59/mile), 1:29 <text:s text:c="2"/>Average: 1:28</text:p>
      <text:p text:style-name="P15">The 0.2 mile jogs between the runs were in about 2:40 <text:s text:c="2"/></text:p>
      <text:p text:style-name="P10">Warm down:<text:span text:style-name="T2"> rest about 3 minutes and 1 mile in 10:48</text:span></text:p>
      <text:p text:style-name="P15"/>
      <text:p text:style-name="P10"><text:span text:style-name="T2">Tues June 30, 2020</text:span> 3.6 miles </text:p>
      <text:p text:style-name="P10"><text:span text:style-name="T2">I ran on roads in Fairfield NJ with very little elevation changes.</text:span> </text:p>
      <text:p text:style-name="P10">Warm up:<text:span text:style-name="T2"> 1.2 miles at 10:36/mile and rest 3 minutes</text:span> </text:p>
      <text:p text:style-name="P15"><text:span text:style-name="T1">Run:</text:span> 1 mile in 7:52, I ran out and back on a ½ mile stretch of road.</text:p>
      <text:p text:style-name="P10">Warm down:<text:span text:style-name="T2"> rest about 3 minutes and 1.4 miles at 9:38/mile</text:span></text:p>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30T20:17:37.04</dc:date>
    <dc:creator>James Lombardi</dc:creator>
    <meta:editing-duration>P4DT22H49M15S</meta:editing-duration>
    <meta:editing-cycles>450</meta:editing-cycles>
    <meta:generator>OpenOffice/4.1.2$Win32 OpenOffice.org_project/412m3$Build-9782</meta:generator>
    <meta:document-statistic meta:table-count="0" meta:image-count="0" meta:object-count="0" meta:page-count="58" meta:paragraph-count="1588" meta:word-count="17489" meta:character-count="86989"/>
  </office:meta>
</office:document-meta>
</file>